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T17" style:parent-style-name="Domyślnaczcionkaakapitu" style:family="text">
      <style:text-properties fo:font-weight="bold" style:font-weight-asian="bold" style:font-weight-complex="bold"/>
    </style:style>
    <style:style style:name="P18" style:parent-style-name="Normalny" style:family="paragraph"/>
    <style:style style:name="P19" style:parent-style-name="Normalny" style:family="paragraph"/>
    <style:style style:name="P20" style:parent-style-name="Normalny" style:family="paragraph"/>
    <style:style style:name="P21" style:parent-style-name="Normalny" style:family="paragraph"/>
    <style:style style:name="P22" style:parent-style-name="Normalny" style:family="paragraph"/>
    <style:style style:name="P23" style:parent-style-name="Normalny" style:family="paragraph"/>
    <style:style style:name="T24" style:parent-style-name="Domyślnaczcionkaakapitu" style:family="text">
      <style:text-properties fo:font-weight="bold" style:font-weight-asian="bold" style:font-weight-complex="bold"/>
    </style:style>
    <style:style style:name="TableColumn26" style:family="table-column">
      <style:table-column-properties style:column-width="0.2979in"/>
    </style:style>
    <style:style style:name="TableColumn27" style:family="table-column">
      <style:table-column-properties style:column-width="0.8145in"/>
    </style:style>
    <style:style style:name="TableColumn28" style:family="table-column">
      <style:table-column-properties style:column-width="1.6486in"/>
    </style:style>
    <style:style style:name="TableColumn29" style:family="table-column">
      <style:table-column-properties style:column-width="1.4354in"/>
    </style:style>
    <style:style style:name="TableColumn30" style:family="table-column">
      <style:table-column-properties style:column-width="1.4756in"/>
    </style:style>
    <style:style style:name="TableColumn31" style:family="table-column">
      <style:table-column-properties style:column-width="0.5708in"/>
    </style:style>
    <style:style style:name="Table25" style:family="table">
      <style:table-properties style:width="6.243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" style:parent-style-name="Normalny" style:family="paragraph">
      <style:text-properties fo:font-weight="bold" style:font-weight-asian="bold" style:font-weight-complex="bold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" style:parent-style-name="Normalny" style:family="paragraph">
      <style:text-properties fo:font-weight="bold" style:font-weight-asian="bold" style:font-weight-complex="bold"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" style:parent-style-name="Normalny" style:family="paragraph">
      <style:text-properties fo:font-weight="bold" style:font-weight-asian="bold" style:font-weight-complex="bold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ny" style:family="paragraph">
      <style:text-properties fo:font-weight="bold" style:font-weight-asian="bold" style:font-weight-complex="bold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ny" style:family="paragraph">
      <style:text-properties fo:font-weight="bold" style:font-weight-asian="bold" style:font-weight-complex="bold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4" style:parent-style-name="Normalny" style:family="paragraph">
      <style:text-properties fo:font-weight="bold" style:font-weight-asian="bold" style:font-weight-complex="bold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9" style:family="table-row">
      <style:table-row-properties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6" style:parent-style-name="Domyślnaczcionkaakapitu" style:family="text">
      <style:text-properties fo:font-weight="bold" style:font-weight-asian="bold" style:font-weight-complex="bold"/>
    </style:style>
    <style:style style:name="P67" style:parent-style-name="Normalny" style:family="paragraph"/>
    <style:style style:name="P68" style:parent-style-name="Normalny" style:family="paragraph"/>
    <style:style style:name="P69" style:parent-style-name="Normalny" style:family="paragraph"/>
    <style:style style:name="T70" style:parent-style-name="Domyślnaczcionkaakapitu" style:family="text">
      <style:text-properties fo:font-weight="bold" style:font-weight-asian="bold" style:font-weight-complex="bold"/>
    </style:style>
    <style:style style:name="P71" style:parent-style-name="Normalny" style:family="paragraph"/>
    <style:style style:name="P72" style:parent-style-name="Normalny" style:family="paragraph"/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16">PLAN PROJEKTU</text:span><text:line-break/>Nazwa projektu: [Nazwa projektu]<text:line-break/>Data rozpoczęcia: [Data rozpoczęcia]<text:line-break/>Data zakończenia: [Data zakończenia]<text:line-break/>Osoba odpowiedzialna: [Imię i nazwisko]<text:line-break/>Zespół projektowy: [Lista członków zespołu]</text:p>
      <text:p text:style-name="Normalny"><draw:custom-shape svg:x="0in" svg:y="0in" svg:width="45.51042in" svg:height="0.00139in" draw:z-index="0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17">CELE I ZADANIA</text:span></text:p>
      <text:list text:style-name="LFO1" text:continue-numbering="true">
        <text:list-item>
          <text:p text:style-name="P18">Cel 1: [Cel 1]</text:p>
          <text:list text:continue-numbering="true">
            <text:list-item>
              <text:p text:style-name="P19">Zadanie 1.1: [Zadanie]</text:p>
            </text:list-item>
            <text:list-item>
              <text:p text:style-name="P20">Zadanie 1.2: [Zadanie]</text:p>
            </text:list-item>
          </text:list>
        </text:list-item>
        <text:list-item>
          <text:p text:style-name="P21">Cel 2: [Cel 2]</text:p>
          <text:list text:continue-numbering="true">
            <text:list-item>
              <text:p text:style-name="P22">Zadanie 2.1: [Zadanie]</text:p>
            </text:list-item>
            <text:list-item>
              <text:p text:style-name="P23">Zadanie 2.2: [Zadanie]</text:p>
            </text:list-item>
          </text:list>
        </text:list-item>
      </text:list>
      <text:p text:style-name="Normalny"><draw:custom-shape svg:x="0in" svg:y="0in" svg:width="44.06736in" svg:height="0.00139in" draw:z-index="0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24">HARMONOGRAM</text:span>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header-rows>
          <table:table-row table:style-name="TableRow32">
            <table:table-cell table:style-name="TableCell33">
              <text:p text:style-name="P34">Lp.</text:p>
            </table:table-cell>
            <table:table-cell table:style-name="TableCell35">
              <text:p text:style-name="P36">Zadanie</text:p>
            </table:table-cell>
            <table:table-cell table:style-name="TableCell37">
              <text:p text:style-name="P38">Osoba odpowiedzialna</text:p>
            </table:table-cell>
            <table:table-cell table:style-name="TableCell39">
              <text:p text:style-name="P40">Termin rozpoczęcia</text:p>
            </table:table-cell>
            <table:table-cell table:style-name="TableCell41">
              <text:p text:style-name="P42">Termin zakończenia</text:p>
            </table:table-cell>
            <table:table-cell table:style-name="TableCell43">
              <text:p text:style-name="P44">Status</text:p>
            </table:table-cell>
          </table:table-row>
        </table:table-header-rows>
        <table:table-row table:style-name="TableRow45">
          <table:table-cell table:style-name="TableCell46">
            <text:p text:style-name="Normalny">1</text:p>
          </table:table-cell>
          <table:table-cell table:style-name="TableCell47">
            <text:p text:style-name="Normalny">[Zadanie 1]</text:p>
          </table:table-cell>
          <table:table-cell table:style-name="TableCell48">
            <text:p text:style-name="Normalny">[Imię i nazwisko]</text:p>
          </table:table-cell>
          <table:table-cell table:style-name="TableCell49">
            <text:p text:style-name="Normalny">[Data rozpoczęcia]</text:p>
          </table:table-cell>
          <table:table-cell table:style-name="TableCell50">
            <text:p text:style-name="Normalny">[Data zakończenia]</text:p>
          </table:table-cell>
          <table:table-cell table:style-name="TableCell51">
            <text:p text:style-name="Normalny">[Status]</text:p>
          </table:table-cell>
        </table:table-row>
        <table:table-row table:style-name="TableRow52">
          <table:table-cell table:style-name="TableCell53">
            <text:p text:style-name="Normalny">2</text:p>
          </table:table-cell>
          <table:table-cell table:style-name="TableCell54">
            <text:p text:style-name="Normalny">[Zadanie 2]</text:p>
          </table:table-cell>
          <table:table-cell table:style-name="TableCell55">
            <text:p text:style-name="Normalny">[Imię i nazwisko]</text:p>
          </table:table-cell>
          <table:table-cell table:style-name="TableCell56">
            <text:p text:style-name="Normalny">[Data rozpoczęcia]</text:p>
          </table:table-cell>
          <table:table-cell table:style-name="TableCell57">
            <text:p text:style-name="Normalny">[Data zakończenia]</text:p>
          </table:table-cell>
          <table:table-cell table:style-name="TableCell58">
            <text:p text:style-name="Normalny">[Status]</text:p>
          </table:table-cell>
        </table:table-row>
        <table:table-row table:style-name="TableRow59">
          <table:table-cell table:style-name="TableCell60">
            <text:p text:style-name="Normalny">...</text:p>
          </table:table-cell>
          <table:table-cell table:style-name="TableCell61">
            <text:p text:style-name="Normalny">...</text:p>
          </table:table-cell>
          <table:table-cell table:style-name="TableCell62">
            <text:p text:style-name="Normalny">...</text:p>
          </table:table-cell>
          <table:table-cell table:style-name="TableCell63">
            <text:p text:style-name="Normalny">...</text:p>
          </table:table-cell>
          <table:table-cell table:style-name="TableCell64">
            <text:p text:style-name="Normalny">...</text:p>
          </table:table-cell>
          <table:table-cell table:style-name="TableCell65">
            <text:p text:style-name="Normalny">...</text:p>
          </table:table-cell>
        </table:table-row>
      </table:table>
      <text:p text:style-name="Normalny"><draw:custom-shape svg:x="0in" svg:y="0in" svg:width="45.51042in" svg:height="0.00139in" draw:z-index="0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66">ZASOBY I BUDŻET</text:span></text:p>
      <text:list text:style-name="LFO2" text:continue-numbering="true">
        <text:list-item>
          <text:p text:style-name="P67">[Zasób 1]</text:p>
        </text:list-item>
        <text:list-item>
          <text:p text:style-name="P68">[Zasób 2]</text:p>
        </text:list-item>
        <text:list-item>
          <text:p text:style-name="P69">Budżet całkowity: [Kwota]</text:p>
        </text:list-item>
      </text:list>
      <text:p text:style-name="Normalny"><draw:custom-shape svg:x="0in" svg:y="0in" svg:width="45.51042in" svg:height="0.00139in" draw:z-index="0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p>
      <text:p text:style-name="Normalny"><text:span text:style-name="T70">RYZYKA I PLAN ZARZĄDZANIA RYZYKIEM</text:span></text:p>
      <text:list text:style-name="LFO3" text:continue-numbering="true">
        <text:list-item>
          <text:p text:style-name="P71">[Ryzyko 1] – Plan zarządzania: [Opis planu]</text:p>
        </text:list-item>
        <text:list-item>
          <text:p text:style-name="P72">[Ryzyko 2] – Plan zarządzania: [Opis planu]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 fo:text-indent="0.3937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HeaderandFooter">
      <style:text-properties fo:hyphenate="false"/>
    </style:style>
    <style:style style:name="Stopka" style:display-name="Stopka" style:family="paragraph" style:parent-style-name="HeaderandFooter"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ppendix" style:display-name="Appendix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agłówek" style:family="paragraph">
      <style:paragraph-properties fo:text-align="center"/>
    </style:style>
    <style:style style:name="T3" style:parent-style-name="Domyślnaczcionkaakapitu" style:family="text">
      <style:text-properties fo:font-weight="bold" style:font-weight-asian="bold" style:font-weight-complex="bold" fo:color="#A9A9A9"/>
    </style:style>
    <style:style style:name="T4" style:parent-style-name="Domyślnaczcionkaakapitu" style:family="text">
      <style:text-properties fo:color="#A9A9A9"/>
    </style:style>
    <style:style style:name="P5" style:parent-style-name="Nagłówek" style:family="paragraph">
      <style:paragraph-properties fo:text-align="center"/>
    </style:style>
    <style:style style:name="T6" style:parent-style-name="Domyślnaczcionkaakapitu" style:family="text">
      <style:text-properties fo:color="#A9A9A9"/>
    </style:style>
    <style:style style:name="P7" style:parent-style-name="Nagłówek" style:family="paragraph">
      <style:paragraph-properties fo:text-align="center"/>
    </style:style>
    <style:style style:name="T8" style:parent-style-name="Domyślnaczcionkaakapitu" style:family="text">
      <style:text-properties fo:color="#A9A9A9"/>
    </style:style>
    <style:style style:name="P9" style:parent-style-name="Nagłówek" style:family="paragraph">
      <style:paragraph-properties fo:text-align="center"/>
    </style:style>
    <style:style style:name="T10" style:parent-style-name="Domyślnaczcionkaakapitu" style:family="text">
      <style:text-properties fo:font-weight="bold" style:font-weight-asian="bold" style:font-weight-complex="bold" fo:color="#A9A9A9"/>
    </style:style>
    <style:style style:name="T11" style:parent-style-name="Domyślnaczcionkaakapitu" style:family="text">
      <style:text-properties fo:color="#A9A9A9"/>
    </style:style>
    <style:style style:name="P12" style:parent-style-name="Nagłówek" style:family="paragraph">
      <style:paragraph-properties fo:text-align="center"/>
    </style:style>
    <style:style style:name="T13" style:parent-style-name="Domyślnaczcionkaakapitu" style:family="text">
      <style:text-properties fo:color="#A9A9A9"/>
    </style:style>
    <style:style style:name="P14" style:parent-style-name="Nagłówek" style:family="paragraph">
      <style:paragraph-properties fo:text-align="center"/>
    </style:style>
    <style:style style:name="T15" style:parent-style-name="Domyślnaczcionkaakapitu" style:family="text">
      <style:text-properties fo:color="#A9A9A9"/>
    </style:style>
  </office:automatic-styles>
  <office:master-styles>
    <style:master-page style:name="MP0" style:page-layout-name="PL0">
      <style:header>
        <text:p text:style-name="P2"><text:span text:style-name="T3">RavaDev<text:s/></text:span><text:span text:style-name="T4">Spółka z ograniczoną odpowiedzialnością.</text:span></text:p>
        <text:p text:style-name="P5"><text:span text:style-name="T6">© 2024</text:span></text:p>
        <text:p text:style-name="P7"><text:span text:style-name="T8">Wszelkie prawa zastrzeżone.</text:span></text:p>
      </style:header>
      <style:footer>
        <text:p text:style-name="P9"><text:span text:style-name="T10">RavaDev<text:s/></text:span><text:span text:style-name="T11">Spółka z ograniczoną odpowiedzialnością.</text:span></text:p>
        <text:p text:style-name="P12"><text:span text:style-name="T13">© 2024</text:span></text:p>
        <text:p text:style-name="P14"><text:span text:style-name="T15">Wszelkie prawa zastrzeżon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ymoteusz Szarlej</dc:creator>
    <meta:creation-date>2024-12-15T22:44:00Z</meta:creation-date>
    <dc:date>2024-12-16T03:58:00Z</dc:date>
    <meta:template xlink:href="Normal" xlink:type="simple"/>
    <meta:editing-cycles>5</meta:editing-cycles>
    <meta:editing-duration>PT2040S</meta:editing-duration>
    <meta:document-statistic meta:page-count="1" meta:paragraph-count="1" meta:word-count="116" meta:character-count="811" meta:row-count="5" meta:non-whitespace-character-count="696"/>
  </office:meta>
</office:document-meta>
</file>